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30000015F0C8919CB95F10B04.png" manifest:media-type="image/png"/>
  <manifest:file-entry manifest:full-path="Pictures/100000010000015F0000025B4F3F0629DF2B87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5772in" svg:y="0.6709in" svg:width="3.6563in" svg:height="6.2811in" draw:z-index="0"><draw:image xlink:href="Pictures/100000010000015F0000025B4F3F0629DF2B872D.png" xlink:type="simple" xlink:show="embed" xlink:actuate="onLoad" draw:mime-type="image/png"/></draw:frame><draw:frame draw:style-name="fr1" draw:name="Image2" text:anchor-type="char" svg:x="-0.0575in" svg:y="7.048in" svg:width="6.9252in" svg:height="2.1638in" draw:z-index="1"><draw:image xlink:href="Pictures/10000001000004630000015F0C8919CB95F10B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22:55:13.808551914</meta:creation-date>
    <dc:date>2022-11-02T23:03:36.335354056</dc:date>
    <meta:editing-duration>PT8M24S</meta:editing-duration>
    <meta:editing-cycles>1</meta:editing-cycles>
    <meta:generator>LibreOffice/7.3.6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